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02in"/>
    </style:style>
    <style:style style:name="co2" style:family="table-column">
      <style:table-column-properties fo:break-before="auto" style:column-width="3.548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6.5693in"/>
    </style:style>
    <style:style style:name="co5" style:family="table-column">
      <style:table-column-properties fo:break-before="auto" style:column-width="8.07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3in" fo:break-before="auto" style:use-optimal-row-height="true"/>
    </style:style>
    <style:style style:name="ro4" style:family="table-row">
      <style:table-row-properties style:row-height="0.659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a6a6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Workspace Name</text:p>
          </table:table-cell>
          <table:table-cell table:style-name="ce1" office:value-type="string" calcext:value-type="string">
            <text:p>Source Sub-directory Package</text:p>
          </table:table-cell>
          <table:table-cell table:style-name="ce1" office:value-type="string" calcext:value-type="string">
            <text:p>Difference in workspace</text:p>
          </table:table-cell>
          <table:table-cell table:style-name="ce1" table:number-columns-repeated="1017"/>
          <table:table-cell table:style-name="ce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audio_common, auto_clear_costmap, costmap_converter, costmap_converter, follow_waypoints,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101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nkey 2.0</text:p>
          </table:table-cell>
          <table:table-cell office:value-type="string" calcext:value-type="string">
            <text:p>/home/vistanlap-13/Music/kamareddy_blue bot</text:p>
          </table:table-cell>
          <table:table-cell office:value-type="string" calcext:value-type="string">
            <text:p>kamareddy_blue bot</text:p>
          </table:table-cell>
          <table:table-cell office:value-type="string" calcext:value-type="string">
            <text:p><text:s/>g20, laser_filters-noetic-devel, move_base_flex, navigation_layers, navigation_msgs, Nox_robot, </text:p>
          </table:table-cell>
          <table:table-cell office:value-type="string" calcext:value-type="string">
            <text:p>In this workspace “hls_lfcd_lds_driver” is missing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openslam_gmapping, robot_pose_ekf, rosserial, rplidar_ros, slam_gmapping, teb_local_planner, </text:p>
          </table:table-cell>
          <table:table-cell table:style-name="ce4" office:value-type="string" calcext:value-type="string">
            <text:p>/kamareddy_blue bot/src/Nox_robot/nox in this path file”base_local_planner_param.yaml” max_vel_x: 0.1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urtlebot, turtlebot3, turtlebot3_deliver, turtlebot3_msgs, turtlebot3_simulations,x2_cartograph,</text:p>
          </table:table-cell>
          <table:table-cell table:style-name="ce4" office:value-type="string" calcext:value-type="string">
            <text:p>File “costmap_common_params.yaml” in robot_radius: 0.3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speed_odom, ydlidar ros_driver</text:p>
          </table:table-cell>
          <table:table-cell office:value-type="string" calcext:value-type="string">
            <text:p>File “ dwa_local_planner_params.yaml” in  max_vel_trans:  0.60 #0.14</text:p>
            <text:p>  min_vel_trans:  0.08 #0.02 max_vel_x: 0.60 #0.16   sim_time: 3  “   trans_stopped_vel: 0.05</text:p>
            <text:p>  theta_stopped_vel: 0.05 is missing”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ile “move_base_params.yaml” in oscillation_timeout: 30.0, planner_frequency: 20.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 /kamareddy_blue bot/src path extra package rplidar_ros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/kamareddy_blue bot/src/ydlidar_ros_driver/launch/X2.launch     &lt;!-- float property --&gt;</text:p>
            <text:p>    &lt;param name="angle_min"    type="double" value="0" /&gt;</text:p>
            <text:p>    &lt;param name="angle_max"    type="double" value="180" /&gt;</text:p>
            <text:p>    &lt;param name="range_min"    type="double" value="0.3" /&gt;</text:p>
            <text:p>    &lt;param name="range_max"    type="double" value="6.0" /&gt;</text:p>
            <text:p>    &lt;!-- frequency is invalid, External PWM control speed --&gt;</text:p>
            <text:p>    &lt;param name="frequency"    type="double" value="8.0"/&gt;</text:p>
            <text:p>  &lt;/node&gt;</text:p>
          </table:table-cell>
          <table:table-cell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unkey 1.0</text:p>
          </table:table-cell>
          <table:table-cell office:value-type="string" calcext:value-type="string">
            <text:p>/home/vistanlap-13/Downloads/tirupati src files</text:p>
          </table:table-cell>
          <table:table-cell office:value-type="string" calcext:value-type="string">
            <text:p>ubuntu5 <text:s/>robo5</text:p>
          </table:table-cell>
          <table:table-cell office:value-type="string" calcext:value-type="string">
            <text:p>Tirupati Project</text:p>
          </table:table-cell>
          <table:table-cell office:value-type="string" calcext:value-type="string">
            <text:p>In this workspace “laser_filters-noetic-devel” is missing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office:value-type="string" calcext:value-type="string">
            <text:p>audio_common, auto_clear_costmap, costmap_converter, costmap_converter, follow_waypoints,</text:p>
          </table:table-cell>
          <table:table-cell office:value-type="string" calcext:value-type="string">
            <text:p>/ubuntu5 <text:s/>robo5/src/Nox_robot/nox/cfg in this path file “ base_local_planner_params.yaml” max_vel_x: 0.28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/>g20, hls_ifcd_lds_driver, move_base_flex, navigation_layers, navigation_msgs, Nox_robot, </text:p>
          </table:table-cell>
          <table:table-cell office:value-type="string" calcext:value-type="string">
            <text:p>File “costmap_common_params.yaml” in robot_radius: 0.32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openslam_gmapping, robot_pose_ekf, rosserial, <text:s/>slam_gmapping, teb_local_planner, speed_odom, ydlidar ros_driver</text:p>
          </table:table-cell>
          <table:table-cell office:value-type="string" calcext:value-type="string">
            <text:p>File “dwa_local_planner_params.yaml” in   max_vel_trans:  0.30 #0.14</text:p>
            <text:p>  min_vel_trans:  0.01 #0.02   max_vel_x: 0.30 #0.16</text:p>
            <text:p>  min_vel_x: 0.01  #-0.14   trans_stopped_vel: 0.05</text:p>
            <text:p>  theta_stopped_vel: 0.05  sim_time: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urtlebot, turtlebot3, turtlebot3_deliver, turtlebot3_msgs, turtlebot3_simulations,turtlebot3_applications_msgs, x2_cartograph,</text:p>
          </table:table-cell>
          <table:table-cell office:value-type="string" calcext:value-type="string">
            <text:p>File “move_base_params.yaml” in oscillation_timeout: 10.0, planner_frequency: 50.0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<text:span text:style-name="T1">ubuntu5 robo5</text:span>src/Nox_robot/nox/launch “Mapping.launch is missing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 /ubuntu5 <text:s/>robo5/src path extran package turtlebot3_application_msg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 /ubuntu5 <text:s/>robo5/src/ydlidar_ros_driver/launch/X2.launch changes are 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office:value-type="string" calcext:value-type="string">
            <text:p><text:s text:c="4"/>&lt;!-- float property --&gt;</text:p>
          </table:table-cell>
          <table:table-cell table:style-name="Default" table:number-columns-repeated="1017"/>
          <table:table-cell/>
        </table:table-row>
        <table:table-row table:style-name="ro1">
          <table:table-cell table:style-name="Default" table:number-columns-repeated="5"/>
          <table:table-cell office:value-type="string" calcext:value-type="string">
            <text:p><text:s text:c="4"/>&lt;param name="angle_min" <text:s text:c="3"/>type="double" value="0" /&gt;</text:p>
          </table:table-cell>
          <table:table-cell table:style-name="Default" table:number-columns-repeated="1017"/>
          <table:table-cell/>
        </table:table-row>
        <table:table-row table:style-name="ro1">
          <table:table-cell table:style-name="Default" table:number-columns-repeated="5"/>
          <table:table-cell office:value-type="string" calcext:value-type="string">
            <text:p><text:s text:c="4"/>&lt;param name="angle_max" <text:s text:c="3"/>type="double" value="180" /&gt;</text:p>
          </table:table-cell>
          <table:table-cell table:style-name="Default" table:number-columns-repeated="1017"/>
          <table:table-cell/>
        </table:table-row>
        <table:table-row table:style-name="ro1">
          <table:table-cell table:style-name="Default" table:number-columns-repeated="5"/>
          <table:table-cell office:value-type="string" calcext:value-type="string">
            <text:p><text:s text:c="4"/>&lt;param name="range_min" <text:s text:c="3"/>type="double" value="0.1" /&gt;</text:p>
          </table:table-cell>
          <table:table-cell table:style-name="Default" table:number-columns-repeated="1017"/>
          <table:table-cell/>
        </table:table-row>
        <table:table-row table:style-name="ro1">
          <table:table-cell table:style-name="Default" table:number-columns-repeated="5"/>
          <table:table-cell office:value-type="string" calcext:value-type="string">
            <text:p><text:s text:c="4"/>&lt;param name="range_max" <text:s text:c="3"/>type="double" value="8.0" /&gt;</text:p>
          </table:table-cell>
          <table:table-cell table:style-name="Default" table:number-columns-repeated="1017"/>
          <table:table-cell/>
        </table:table-row>
        <table:table-row table:style-name="ro1">
          <table:table-cell table:style-name="Default" table:number-columns-repeated="5"/>
          <table:table-cell office:value-type="string" calcext:value-type="string">
            <text:p><text:s text:c="4"/>&lt;!-- frequency is invalid, External PWM control speed --&gt;</text:p>
          </table:table-cell>
          <table:table-cell table:style-name="Default" table:number-columns-repeated="1017"/>
          <table:table-cell/>
        </table:table-row>
        <table:table-row table:style-name="ro1">
          <table:table-cell table:style-name="Default" table:number-columns-repeated="5"/>
          <table:table-cell office:value-type="string" calcext:value-type="string">
            <text:p><text:s text:c="4"/>&lt;param name="frequency" <text:s text:c="3"/>type="double" value="10.0"/&gt;</text:p>
          </table:table-cell>
          <table:table-cell table:style-name="Default" table:number-columns-repeated="1017"/>
          <table:table-cell/>
        </table:table-row>
        <table:table-row table:style-name="ro1" table:number-rows-repeated="2">
          <table:table-cell table:style-name="Default" table:number-columns-repeated="102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unkey 2.0</text:p>
          </table:table-cell>
          <table:table-cell office:value-type="string" calcext:value-type="string">
            <text:p>/home/vistanlap-13/Documents</text:p>
          </table:table-cell>
          <table:table-cell office:value-type="string" calcext:value-type="string">
            <text:p>ak_ws</text:p>
          </table:table-cell>
          <table:table-cell table:style-name="ce3" office:value-type="string" calcext:value-type="string">
            <text:p>ISRO Workspace which is optimized and integrate ultrasonic, eyes and display functionality.</text:p>
          </table:table-cell>
          <table:table-cell table:number-columns-repeated="1018"/>
          <table:table-cell table:style-name="ce2"/>
        </table:table-row>
        <table:table-row table:style-name="ro1" table:number-rows-repeated="17">
          <table:table-cell table:style-name="Default" table:number-columns-repeated="102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kivvy 1.0</text:p>
          </table:table-cell>
          <table:table-cell office:value-type="string" calcext:value-type="string">
            <text:p>/home/vistanlap-13/Pictures</text:p>
          </table:table-cell>
          <table:table-cell office:value-type="string" calcext:value-type="string">
            <text:p>syngenta backup _updated</text:p>
          </table:table-cell>
          <table:table-cell office:value-type="string" calcext:value-type="string">
            <text:p>Syngenta</text:p>
          </table:table-cell>
          <table:table-cell table:number-columns-repeated="1018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14:38:21.108502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2T11:12:59.630846079</meta:creation-date>
    <dc:date>2025-02-22T15:54:09.190565742</dc:date>
    <meta:editing-duration>PT2H36M</meta:editing-duration>
    <meta:editing-cycles>15</meta:editing-cycles>
    <meta:generator>LibreOffice/6.4.7.2$Linux_X86_64 LibreOffice_project/40$Build-2</meta:generator>
    <meta:document-statistic meta:table-count="1" meta:cell-count="57" meta:object-count="0"/>
  </office:meta>
</office:document-meta>
</file>